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008b" draw:opacity="46%" draw:textarea-horizontal-align="justify" draw:textarea-vertical-align="middle" draw:auto-grow-height="false" fo:min-height="8.132cm" fo:min-width="27.6cm" draw:shadow-opacity="46%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8b" draw:opacity="46%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.1cm" svg:height="8.382cm" svg:x="0.054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21:25:55.840034137</meta:creation-date>
    <dc:date>2022-08-11T21:59:21.442141320</dc:date>
    <meta:editing-duration>PT27M16S</meta:editing-duration>
    <meta:editing-cycles>7</meta:editing-cycles>
    <meta:generator>LibreOffice/6.4.7.2$Linux_X86_64 LibreOffice_project/40$Build-2</meta:generator>
    <meta:document-statistic meta:object-count="24"/>
  </office:meta>
</office:document-meta>
</file>